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2.2: Работа с функциями тем</text:h>
      <text:p text:style-name="P1">Работа с функциями тем в WordPress позволяет настраивать и дополнять функциональность темы через PHP код, что открывает широкие возможности для создания гибких и мощных пользовательских тем.</text:p>
      <text:h text:style-name="P2" text:outline-level="4">Создание функций темы</text:h>
      <text:p text:style-name="P1">Функции темы - это PHP функции, которые добавляют или изменяют функциональность темы. Они используются для управления хуками (hooks) и фильтрами (filters) WordPress, позволяя вмешиваться в процессы загрузки данных, отображения контента и многие другие аспекты работы сайта.</text:p>
      <text:h text:style-name="P2" text:outline-level="4">Использование хуков и фильтров</text:h>
      <text:p text:style-name="P1">Хуки и фильтры - это механизмы, предоставляемые WordPress для внедрения пользовательского функционала в различные точки работы системы без изменения её исходного кода. Хуки позволяют встраивать дополнительный функционал в определенные события (например, при загрузке страницы), а фильтры позволяют изменять данные перед их выводом.</text:p>
      <text:h text:style-name="P2" text:outline-level="4">Работа с плагинами в темах</text:h>
      <text:p text:style-name="P1">Темы могут также взаимодействовать с плагинами, расширяя свою функциональность. Это может включать в себя вызов функций из плагинов внутри темы или использование хуков и фильтров для взаимодействия с функционалом плагинов.</text:p>
      <text:h text:style-name="P2" text:outline-level="4">Расширение функциональности тем</text:h>
      <text:p text:style-name="P1">Расширение функциональности тем может включать в себя создание дополнительных виджетов, кастомных меню, добавление кастомных стилей и скриптов, создание кастомных типов записей и так далее. Это позволяет разработчикам создавать уникальные и мощные темы, легко настраиваемые под конкретные потребности проекта.</text:p>
      <text:p text:style-name="P1">Понимание работы с функциями тем позволяет разработчикам гибко управлять функциональностью и внешним видом темы WordPress, что является ключевым аспектом для профессиональной разработки. Этот уровень глубины позволяет создавать более функциональные и гибкие пользовательские темы, соответствующие требованиям конкретных проект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30T22:57:48.16</dc:date>
    <meta:document-statistic meta:table-count="0" meta:image-count="0" meta:object-count="0" meta:page-count="1" meta:paragraph-count="11" meta:word-count="230" meta:character-count="1795"/>
    <dc:creator>Dima Wide</dc:creator>
    <meta:user-defined meta:name="Info 1"/>
    <meta:user-defined meta:name="Info 2"/>
    <meta:user-defined meta:name="Info 3"/>
    <meta:user-defined meta:name="Info 4"/>
  </office:meta>
</office:document-meta>
</file>